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2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4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5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9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1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3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4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officeooo:rsid="000a76c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vice Discovery API</text:p>
      <text:p text:style-name="P7"/>
      <text:p text:style-name="P7"/>
      <text:list xml:id="list2770675727" text:style-name="L1">
        <text:list-item>
          <text:p text:style-name="P1">Version1:</text:p>
          <text:list>
            <text:list-item>
              <text:p text:style-name="P1">Base domain name:</text:p>
              <text:list>
                <text:list-item>
                  <text:p text:style-name="P1">Primary: api.domainName/v1/</text:p>
                </text:list-item>
                <text:list-item>
                  <text:p text:style-name="P1">Secondary: domainName/api/v1/ </text:p>
                </text:list-item>
              </text:list>
            </text:list-item>
            <text:list-item>
              <text:p text:style-name="P1">Parts:</text:p>
              <text:list>
                <text:list-item>
                  <text:p text:style-name="P1">Devices:</text:p>
                  <text:list>
                    <text:list-item>
                      <text:p text:style-name="P1">List of devices:</text:p>
                      <text:list>
                        <text:list-item>
                          <text:p text:style-name="P1">URL:</text:p>
                          <text:list>
                            <text:list-item>
                              <text:p text:style-name="P1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1">Methods:</text:p>
                          <text:list>
                            <text:list-item>
                              <text:p text:style-name="P1">GET</text:p>
                            </text:list-item>
                          </text:list>
                        </text:list-item>
                        <text:list-item>
                          <text:p text:style-name="P1">Permissions:</text:p>
                          <text:list>
                            <text:list-item>
                              <text:p text:style-name="P1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pecific device details:</text:p>
                      <text:list>
                        <text:list-item>
                          <text:p text:style-name="P1">URL:</text:p>
                          <text:list>
                            <text:list-item>
                              <text:p text:style-name="P1">ApiBaseDomainName/devices/&lt;string:slug&gt;/</text:p>
                            </text:list-item>
                          </text:list>
                        </text:list-item>
                        <text:list-item>
                          <text:p text:style-name="P1">Methods:</text:p>
                          <text:list>
                            <text:list-item>
                              <text:p text:style-name="P1">GET</text:p>
                            </text:list-item>
                          </text:list>
                        </text:list-item>
                        <text:list-item>
                          <text:p text:style-name="P1">Permissions:</text:p>
                          <text:list>
                            <text:list-item>
                              <text:p text:style-name="P1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dd devices:</text:p>
                      <text:list>
                        <text:list-item>
                          <text:p text:style-name="P1">URL:</text:p>
                          <text:list>
                            <text:list-item>
                              <text:p text:style-name="P1">ApiBaseDomainName/devices/add/</text:p>
                            </text:list-item>
                          </text:list>
                        </text:list-item>
                        <text:list-item>
                          <text:p text:style-name="P1">Methods:</text:p>
                          <text:list>
                            <text:list-item>
                              <text:p text:style-name="P1">POST</text:p>
                            </text:list-item>
                          </text:list>
                        </text:list-item>
                        <text:list-item>
                          <text:p text:style-name="P1">Permissions:</text:p>
                          <text:list>
                            <text:list-item>
                              <text:p text:style-name="P1">Admins</text:p>
                            </text:list-item>
                            <text:list-item>
                              <text:p text:style-name="P1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Edit devices:</text:p>
                      <text:list>
                        <text:list-item>
                          <text:p text:style-name="P1"><text:soft-page-break/>URL:</text:p>
                          <text:list>
                            <text:list-item>
                              <text:p text:style-name="P1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1">Methods:</text:p>
                          <text:list>
                            <text:list-item>
                              <text:p text:style-name="P11">PATCH</text:p>
                            </text:list-item>
                          </text:list>
                        </text:list-item>
                        <text:list-item>
                          <text:p text:style-name="P1">Permissions:</text:p>
                          <text:list>
                            <text:list-item>
                              <text:p text:style-name="P1">admins</text:p>
                            </text:list-item>
                            <text:list-item>
                              <text:p text:style-name="P1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lete devices:</text:p>
                      <text:list>
                        <text:list-item>
                          <text:p text:style-name="P1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508072033142" text:continue-list="list277067572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">Methods:</text:p>
                          <text:list>
                            <text:list-item>
                              <text:p text:style-name="P1">DELETE</text:p>
                            </text:list-item>
                          </text:list>
                        </text:list-item>
                        <text:list-item>
                          <text:p text:style-name="P1">Permissions:</text:p>
                          <text:list>
                            <text:list-item>
                              <text:p text:style-name="P1">admins</text:p>
                            </text:list-item>
                            <text:list-item>
                              <text:p text:style-name="P1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heck devices:</text:p>
                      <text:list>
                        <text:list-item>
                          <text:p text:style-name="P1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506877385760" text:continue-list="list14350807203314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">Method:</text:p>
                          <text:list>
                            <text:list-item>
                              <text:p text:style-name="P1">PATCH</text:p>
                            </text:list-item>
                          </text:list>
                        </text:list-item>
                        <text:list-item>
                          <text:p text:style-name="P1">Permissions:</text:p>
                          <text:list>
                            <text:list-item>
                              <text:p text:style-name="P1">Validators</text:p>
                            </text:list-item>
                            <text:list-item>
                              <text:p text:style-name="P1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Blogs:</text:p>
                  <text:list>
                    <text:list-item>
                      <text:p text:style-name="P8">List <text:span text:style-name="T2">of blogs</text:span>:</text:p>
                      <text:list>
                        <text:list-item>
                          <text:p text:style-name="P10">URL:</text:p>
                          <text:list>
                            <text:list-item>
                              <text:p text:style-name="P10">ApiBaseDomainName/blogs/list/</text:p>
                            </text:list-item>
                          </text:list>
                        </text:list-item>
                        <text:list-item>
                          <text:p text:style-name="P10">Method:</text:p>
                          <text:list>
                            <text:list-item>
                              <text:p text:style-name="P10">GET</text:p>
                            </text:list-item>
                          </text:list>
                        </text:list-item>
                        <text:list-item>
                          <text:p text:style-name="P10">Permissions:</text:p>
                          <text:list>
                            <text:list-item>
                              <text:p text:style-name="P10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Specific blogs details:</text:p>
                      <text:list>
                        <text:list-item>
                          <text:p text:style-name="P10"><text:soft-page-break/>URL:</text:p>
                          <text:list>
                            <text:list-item>
                              <text:p text:style-name="P11">ApiBaseDomainName/blogs/&lt;string:slug&gt;/</text:p>
                            </text:list-item>
                          </text:list>
                        </text:list-item>
                        <text:list-item>
                          <text:p text:style-name="P10">Method:</text:p>
                          <text:list>
                            <text:list-item>
                              <text:p text:style-name="P11">GET</text:p>
                            </text:list-item>
                          </text:list>
                        </text:list-item>
                        <text:list-item>
                          <text:p text:style-name="P10">Permissions:</text:p>
                          <text:list>
                            <text:list-item>
                              <text:p text:style-name="P11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Add blog:</text:p>
                      <text:list>
                        <text:list-item>
                          <text:p text:style-name="P10">URL:</text:p>
                          <text:list>
                            <text:list-item>
                              <text:p text:style-name="P11">ApiBaseDomainName/blogs/add/</text:p>
                            </text:list-item>
                          </text:list>
                        </text:list-item>
                        <text:list-item>
                          <text:p text:style-name="P10">Method:</text:p>
                          <text:list>
                            <text:list-item>
                              <text:p text:style-name="P11">POST</text:p>
                            </text:list-item>
                          </text:list>
                        </text:list-item>
                        <text:list-item>
                          <text:p text:style-name="P10">Permissions:</text:p>
                          <text:list>
                            <text:list-item>
                              <text:p text:style-name="P11">admins</text:p>
                            </text:list-item>
                            <text:list-item>
                              <text:p text:style-name="P11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dit blog:</text:p>
                      <text:list>
                        <text:list-item>
                          <text:p text:style-name="P10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506903582336" text:continue-list="list14350687738576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Method:</text:p>
                          <text:list>
                            <text:list-item>
                              <text:p text:style-name="P11">PATCH</text:p>
                            </text:list-item>
                          </text:list>
                        </text:list-item>
                        <text:list-item>
                          <text:p text:style-name="P10">Permissions:</text:p>
                          <text:list>
                            <text:list-item>
                              <text:p text:style-name="P11">admins</text:p>
                            </text:list-item>
                            <text:list-item>
                              <text:p text:style-name="P11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blog:</text:p>
                      <text:list>
                        <text:list-item>
                          <text:p text:style-name="P10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508522598447" text:continue-list="list14350690358233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Method:</text:p>
                          <text:list>
                            <text:list-item>
                              <text:p text:style-name="P11">DELETE</text:p>
                            </text:list-item>
                          </text:list>
                        </text:list-item>
                        <text:list-item>
                          <text:p text:style-name="P10">Permissions:</text:p>
                          <text:list>
                            <text:list-item>
                              <text:p text:style-name="P11">admins</text:p>
                            </text:list-item>
                            <text:list-item>
                              <text:p text:style-name="P11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heck blogs:</text:p>
                      <text:list>
                        <text:list-item>
                          <text:p text:style-name="P10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4350852259844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oft-page-break/>Method:</text:p>
                          <text:list>
                            <text:list-item>
                              <text:p text:style-name="P15">PATCH</text:p>
                            </text:list-item>
                          </text:list>
                        </text:list-item>
                        <text:list-item>
                          <text:p text:style-name="P10">Permissions:</text:p>
                          <text:list>
                            <text:list-item>
                              <text:p text:style-name="P15">admins</text:p>
                            </text:list-item>
                            <text:list-item>
                              <text:p text:style-name="P15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Reviews:</text:p>
                  <text:list>
                    <text:list-item>
                      <text:p text:style-name="P3"><text:span text:style-name="T2">List of reviews:</text:span></text:p>
                    </text:list-item>
                    <text:list-item>
                      <text:p text:style-name="P11">Specific review’s data:</text:p>
                    </text:list-item>
                    <text:list-item>
                      <text:p text:style-name="P11">add review:</text:p>
                    </text:list-item>
                    <text:list-item>
                      <text:p text:style-name="P11">edit review:</text:p>
                    </text:list-item>
                    <text:list-item>
                      <text:p text:style-name="P11">delete review:</text:p>
                    </text:list-item>
                    <text:list-item>
                      <text:p text:style-name="P11">check review:</text:p>
                    </text:list-item>
                  </text:list>
                </text:list-item>
                <text:list-item>
                  <text:p text:style-name="P10">User Interactions:</text:p>
                  <text:list>
                    <text:list-item>
                      <text:p text:style-name="P11">Get list of unchecked data:</text:p>
                    </text:list-item>
                    <text:list-item>
                      <text:p text:style-name="P11">Compare devices:</text:p>
                    </text:list-item>
                    <text:list-item>
                      <text:p text:style-name="P15">Send comment:</text:p>
                    </text:list-item>
                    <text:list-item>
                      <text:p text:style-name="P15">Send report:</text:p>
                    </text:list-item>
                  </text:list>
                </text:list-item>
                <text:list-item>
                  <text:p text:style-name="P1">Users:</text:p>
                  <text:list>
                    <text:list-item>
                      <text:p text:style-name="P11">signup:</text:p>
                    </text:list-item>
                    <text:list-item>
                      <text:p text:style-name="P11">login:</text:p>
                    </text:list-item>
                    <text:list-item>
                      <text:p text:style-name="P11">logout:</text:p>
                    </text:list-item>
                    <text:list-item>
                      <text:p text:style-name="P11">delete account:</text:p>
                    </text:list-item>
                  </text:list>
                </text:list-item>
              </text:list>
            </text:list-item>
          </text:list>
        </text:list-item>
      </text:list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4-11-26T14:35:06.302000000</dc:date>
    <meta:editing-duration>PT1H38M11S</meta:editing-duration>
    <meta:editing-cycles>7</meta:editing-cycles>
    <meta:generator>LibreOffice/7.6.0.3$Windows_X86_64 LibreOffice_project/69edd8b8ebc41d00b4de3915dc82f8f0fc3b6265</meta:generator>
    <meta:print-date>2024-11-26T14:16:20.446000000</meta:print-date>
    <meta:printed-by>PDF files</meta:printed-by>
    <meta:document-statistic meta:table-count="0" meta:image-count="0" meta:object-count="0" meta:page-count="4" meta:paragraph-count="118" meta:word-count="292" meta:character-count="1743" meta:non-whitespace-character-count="1681"/>
  </office:meta>
</office:document-meta>
</file>